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2.9104in" style:rel-column-width="4162*"/>
    </style:style>
    <style:style style:name="Table3.B" style:family="table-column">
      <style:table-column-properties style:column-width="1.8819in" style:rel-column-width="2691*"/>
    </style:style>
    <style:style style:name="Table3.C" style:family="table-column">
      <style:table-column-properties style:column-width="1.9007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7715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Table2" style:family="table">
      <style:table-properties style:width="6.5722in" fo:margin-left="-0.075in" table:align="left" style:writing-mode="lr-tb"/>
    </style:style>
    <style:style style:name="Table2.A" style:family="table-column">
      <style:table-column-properties style:column-width="6.5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5722in" fo:margin-left="-0.075in" table:align="left" style:writing-mode="lr-tb"/>
    </style:style>
    <style:style style:name="Table4.A" style:family="table-column">
      <style:table-column-properties style:column-width="1.2368in"/>
    </style:style>
    <style:style style:name="Table4.B" style:family="table-column">
      <style:table-column-properties style:column-width="3.875in"/>
    </style:style>
    <style:style style:name="Table4.C" style:family="table-column">
      <style:table-column-properties style:column-width="0.1701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5389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91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3" style:family="table-row">
      <style:table-row-properties style:min-row-height="0.3868in" fo:keep-together="auto"/>
    </style:style>
    <style:style style:name="Table4.4" style:family="table-row">
      <style:table-row-properties style:min-row-height="0.9556in" fo:keep-together="auto"/>
    </style:style>
    <style:style style:name="Table4.5" style:family="table-row">
      <style:table-row-properties style:min-row-height="0.9063in" fo:keep-together="auto"/>
    </style:style>
    <style:style style:name="Table4.6" style:family="table-row">
      <style:table-row-properties style:min-row-height="0.725in" fo:keep-together="auto"/>
    </style:style>
    <style:style style:name="Table4.7" style:family="table-row">
      <style:table-row-properties style:min-row-height="0.3813in" fo:keep-together="auto"/>
    </style:style>
    <style:style style:name="Table5" style:family="table">
      <style:table-properties style:width="6.5722in" fo:margin-left="-0.075in" table:align="left" style:writing-mode="lr-tb"/>
    </style:style>
    <style:style style:name="Table5.A" style:family="table-column">
      <style:table-column-properties style:column-width="3.5215in"/>
    </style:style>
    <style:style style:name="Table5.B" style:family="table-column">
      <style:table-column-properties style:column-width="3.0507in"/>
    </style:style>
    <style:style style:name="Table5.1" style:family="table-row">
      <style:table-row-properties style:min-row-height="0.1715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5722in" fo:margin-left="-0.075in" table:align="left" style:writing-mode="lr-tb"/>
    </style:style>
    <style:style style:name="Table6.A" style:family="table-column">
      <style:table-column-properties style:column-width="2.9514in"/>
    </style:style>
    <style:style style:name="Table6.B" style:family="table-column">
      <style:table-column-properties style:column-width="1.7479in"/>
    </style:style>
    <style:style style:name="Table6.C" style:family="table-column">
      <style:table-column-properties style:column-width="1.8729in"/>
    </style:style>
    <style:style style:name="Table6.1" style:family="table-row">
      <style:table-row-properties style:min-row-height="0.3563in"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6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2" style:family="table-row">
      <style:table-row-properties style:min-row-height="0.384in" fo:keep-together="auto"/>
    </style:style>
    <style:style style:name="Table6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3" style:family="table-row">
      <style:table-row-properties style:min-row-height="0.1931in" fo:keep-together="auto"/>
    </style:style>
    <style:style style:name="Table6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4" style:family="table-row">
      <style:table-row-properties style:min-row-height="0.3611in" fo:keep-together="auto"/>
    </style:style>
    <style:style style:name="Table6.5" style:family="table-row">
      <style:table-row-properties style:min-row-height="0.1972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08365a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7" style:family="paragraph" style:parent-style-name="Standard_20__28_user_29_">
      <style:text-properties fo:language="en" fo:country="US"/>
    </style:style>
    <style:style style:name="P8" style:family="paragraph" style:parent-style-name="Standard_20__28_user_29_">
      <style:text-properties officeooo:rsid="0018d056" officeooo:paragraph-rsid="0018d056"/>
    </style:style>
    <style:style style:name="P9" style:family="paragraph" style:parent-style-name="Standard_20__28_user_29_">
      <style:text-properties officeooo:paragraph-rsid="00190274"/>
    </style:style>
    <style:style style:name="P10" style:family="paragraph" style:parent-style-name="Standard_20__28_user_29_">
      <style:text-properties officeooo:rsid="0019bdbc" officeooo:paragraph-rsid="0019bdbc"/>
    </style:style>
    <style:style style:name="P11" style:family="paragraph" style:parent-style-name="Standard_20__28_user_29_">
      <style:text-properties officeooo:paragraph-rsid="001dfc80"/>
    </style:style>
    <style:style style:name="P12" style:family="paragraph" style:parent-style-name="Standard_20__28_user_29_">
      <style:text-properties officeooo:rsid="001fafd7" officeooo:paragraph-rsid="001fafd7"/>
    </style:style>
    <style:style style:name="P13" style:family="paragraph" style:parent-style-name="Standard_20__28_user_29_">
      <style:text-properties officeooo:rsid="00218f33" officeooo:paragraph-rsid="00218f33"/>
    </style:style>
    <style:style style:name="P14" style:family="paragraph" style:parent-style-name="Standard_20__28_user_29_">
      <style:text-properties officeooo:paragraph-rsid="003503a4"/>
    </style:style>
    <style:style style:name="P15" style:family="paragraph" style:parent-style-name="Standard_20__28_user_29_">
      <style:text-properties officeooo:paragraph-rsid="00359a57"/>
    </style:style>
    <style:style style:name="P16" style:family="paragraph" style:parent-style-name="Standard_20__28_user_29_">
      <style:text-properties officeooo:paragraph-rsid="0033f695"/>
    </style:style>
    <style:style style:name="P17" style:family="paragraph" style:parent-style-name="Standard_20__28_user_29_">
      <style:text-properties officeooo:paragraph-rsid="00378c6d"/>
    </style:style>
    <style:style style:name="P18" style:family="paragraph" style:parent-style-name="Standard_20__28_user_29_">
      <style:text-properties officeooo:paragraph-rsid="003b82a4"/>
    </style:style>
    <style:style style:name="P19" style:family="paragraph" style:parent-style-name="Standard_20__28_user_29_">
      <style:text-properties fo:language="ru" fo:country="RU" officeooo:rsid="0018d056" officeooo:paragraph-rsid="0018d056"/>
    </style:style>
    <style:style style:name="P20" style:family="paragraph" style:parent-style-name="Standard_20__28_user_29_">
      <style:text-properties fo:language="ru" fo:country="RU" officeooo:rsid="001a7a60" officeooo:paragraph-rsid="001a7a60"/>
    </style:style>
    <style:style style:name="P21" style:family="paragraph" style:parent-style-name="Standard_20__28_user_29_">
      <style:text-properties officeooo:rsid="001dfc80" officeooo:paragraph-rsid="001dfc80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ff0000"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ebc3f" officeooo:paragraph-rsid="000ebc3f" style:font-size-asian="14pt" style:font-size-complex="14pt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officeooo:paragraph-rsid="0008365a" style:font-size-asian="14pt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ebc3f" fo:hyphenate="true" fo:hyphenation-remain-char-count="2" fo:hyphenation-push-char-count="2" loext:hyphenation-no-caps="false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008365a" style:font-size-asian="14pt" style:font-size-complex="14pt" style:font-weight-complex="bold" fo:hyphenate="true" fo:hyphenation-remain-char-count="2" fo:hyphenation-push-char-count="2" loext:hyphenation-no-caps="false"/>
    </style:style>
    <style:style style:name="P56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57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58" style:family="paragraph" style:parent-style-name="Heading_20_2">
      <loext:graphic-properties draw:fill="none"/>
      <style:paragraph-properties fo:margin-left="0in" fo:margin-right="0in" fo:margin-top="0.25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fo:color="#000000" fo:font-size="14pt" officeooo:rsid="0008365a" officeooo:paragraph-rsid="0008365a" style:font-size-asian="14pt" style:font-size-complex="14pt" style:font-weight-complex="bold"/>
    </style:style>
    <style:style style:name="P60" style:family="paragraph" style:parent-style-name="Standard_20__28_user_29_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 style:vertical-align="baseline" style:writing-mode="lr-tb"/>
      <style:text-properties style:font-name="Times New Roman" fo:hyphenate="true" fo:hyphenation-remain-char-count="2" fo:hyphenation-push-char-count="2" loext:hyphenation-no-caps="false"/>
    </style:style>
    <style:style style:name="P61" style:family="paragraph" style:parent-style-name="Standard_20__28_user_29_" style:master-page-name="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62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63" style:family="paragraph" style:parent-style-name="Standard">
      <style:paragraph-properties style:snap-to-layout-grid="false"/>
      <style:text-properties fo:font-size="14pt" officeooo:paragraph-rsid="000ebc3f" style:font-size-asian="14pt" style:font-size-complex="14pt"/>
    </style:style>
    <style:style style:name="P64" style:family="paragraph" style:parent-style-name="Standard">
      <style:paragraph-properties fo:line-height="150%" fo:text-align="end" style:justify-single-word="false"/>
      <style:text-properties officeooo:paragraph-rsid="000ebc3f"/>
    </style:style>
    <style:style style:name="P65" style:family="paragraph" style:parent-style-name="Standard">
      <style:text-properties officeooo:paragraph-rsid="000ebc3f"/>
    </style:style>
    <style:style style:name="P66" style:family="paragraph" style:parent-style-name="Standard">
      <style:paragraph-properties style:snap-to-layout-grid="false"/>
      <style:text-properties fo:font-size="8pt" officeooo:paragraph-rsid="000ebc3f" style:font-size-asian="8pt" style:font-size-complex="8pt"/>
    </style:style>
    <style:style style:name="P67" style:family="paragraph" style:parent-style-name="Standard">
      <style:paragraph-properties style:snap-to-layout-grid="false"/>
      <style:text-properties style:text-position="super 58%" fo:font-size="8pt" fo:font-style="italic" officeooo:paragraph-rsid="000ebc3f" style:font-size-asian="8pt" style:font-style-asian="italic" style:font-size-complex="8pt"/>
    </style:style>
    <style:style style:name="P68" style:family="paragraph" style:parent-style-name="Standard">
      <style:paragraph-properties fo:line-height="150%" fo:text-align="end" style:justify-single-word="false"/>
      <style:text-properties fo:color="#000000" fo:font-size="14pt" officeooo:paragraph-rsid="000ebc3f" style:font-size-asian="14pt" style:font-size-complex="14pt"/>
    </style:style>
    <style:style style:name="P69" style:family="paragraph" style:parent-style-name="Standard">
      <style:paragraph-properties style:snap-to-layout-grid="false"/>
      <style:text-properties fo:color="#000000" fo:font-size="14pt" fo:font-style="italic" officeooo:paragraph-rsid="000ebc3f" style:font-size-asian="14pt" style:font-style-asian="italic" style:font-size-complex="14pt"/>
    </style:style>
    <style:style style:name="P70" style:family="paragraph" style:parent-style-name="Standard">
      <style:paragraph-properties fo:line-height="150%" fo:text-align="end" style:justify-single-word="false"/>
      <style:text-properties fo:color="#000000" officeooo:paragraph-rsid="000ebc3f"/>
    </style:style>
    <style:style style:name="P71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00ebc3f" style:font-size-asian="8pt" style:font-size-complex="8pt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paragraph-rsid="000b2754"/>
    </style:style>
    <style:style style:name="P74" style:family="paragraph" style:parent-style-name="Heading_20_1">
      <style:paragraph-properties fo:break-before="page"/>
      <style:text-properties officeooo:paragraph-rsid="00133815"/>
    </style:style>
    <style:style style:name="P75" style:family="paragraph" style:parent-style-name="Standard_20__28_user_29_">
      <style:paragraph-properties fo:margin-top="0in" fo:margin-bottom="1.5165in" loext:contextual-spacing="false"/>
    </style:style>
    <style:style style:name="P76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77" style:family="paragraph" style:parent-style-name="Standard">
      <style:paragraph-properties fo:margin-left="0in" fo:margin-right="0in" fo:text-indent="1.2799in" style:auto-text-indent="false"/>
      <style:text-properties style:text-position="super 58%" fo:font-style="italic" officeooo:paragraph-rsid="000ebc3f" style:font-style-asian="italic"/>
    </style:style>
    <style:style style:name="P78" style:family="paragraph" style:parent-style-name="Standard">
      <style:paragraph-properties fo:margin-left="0in" fo:margin-right="0in" fo:line-height="150%" fo:text-indent="1.2799in" style:auto-text-indent="false"/>
      <style:text-properties style:text-position="super 58%" fo:font-style="italic" officeooo:paragraph-rsid="000ebc3f" style:font-style-asian="italic"/>
    </style:style>
    <style:style style:name="P7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Heading">
      <style:paragraph-properties fo:break-before="page"/>
    </style:style>
    <style:style style:name="P82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2">
      <style:text-properties officeooo:rsid="004431fe" officeooo:paragraph-rsid="004431fe"/>
    </style:style>
    <style:style style:name="P85" style:family="paragraph" style:parent-style-name="Heading_20_2">
      <style:text-properties officeooo:rsid="00462423" officeooo:paragraph-rsid="00462423"/>
    </style:style>
    <style:style style:name="P86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87" style:family="paragraph" style:parent-style-name="Standard_20__28_user_29_" style:list-style-name="L2">
      <style:text-properties officeooo:rsid="001e22b5" officeooo:paragraph-rsid="001e22b5"/>
    </style:style>
    <style:style style:name="P88" style:family="paragraph" style:parent-style-name="Standard_20__28_user_29_" style:list-style-name="L2">
      <style:text-properties officeooo:rsid="003316af" officeooo:paragraph-rsid="003316af"/>
    </style:style>
    <style:style style:name="P89" style:family="paragraph" style:parent-style-name="Standard_20__28_user_29_" style:list-style-name="L2">
      <style:text-properties officeooo:rsid="0031339b" officeooo:paragraph-rsid="0031339b"/>
    </style:style>
    <style:style style:name="P90" style:family="paragraph" style:parent-style-name="Standard_20__28_user_29_">
      <style:text-properties officeooo:paragraph-rsid="003c3d1c"/>
    </style:style>
    <style:style style:name="P91" style:family="paragraph" style:parent-style-name="Standard_20__28_user_29_">
      <style:text-properties officeooo:rsid="0042f83f" officeooo:paragraph-rsid="0042f83f"/>
    </style:style>
    <style:style style:name="P92" style:family="paragraph" style:parent-style-name="Standard_20__28_user_29_">
      <style:text-properties officeooo:paragraph-rsid="00359a57"/>
    </style:style>
    <style:style style:name="P93" style:family="paragraph" style:parent-style-name="Standard_20__28_user_29_">
      <style:text-properties officeooo:paragraph-rsid="001e22b5"/>
    </style:style>
    <style:style style:name="P94" style:family="paragraph" style:parent-style-name="Standard_20__28_user_29_">
      <style:text-properties fo:language="ru" fo:country="RU" officeooo:rsid="00462423" officeooo:paragraph-rsid="00462423"/>
    </style:style>
    <style:style style:name="P95" style:family="paragraph" style:parent-style-name="Standard_20__28_user_29_">
      <style:text-properties fo:language="ru" fo:country="RU" officeooo:rsid="00612526" officeooo:paragraph-rsid="00612526"/>
    </style:style>
    <style:style style:name="P96" style:family="paragraph" style:parent-style-name="Standard_20__28_user_29_">
      <style:text-properties fo:language="ru" fo:country="RU" officeooo:rsid="00612526" officeooo:paragraph-rsid="00616a33"/>
    </style:style>
    <style:style style:name="P97" style:family="paragraph" style:parent-style-name="Standard_20__28_user_29_">
      <style:text-properties officeooo:rsid="004431fe" officeooo:paragraph-rsid="004431fe"/>
    </style:style>
    <style:style style:name="P98" style:family="paragraph" style:parent-style-name="Standard_20__28_user_29_">
      <style:text-properties officeooo:paragraph-rsid="00462423"/>
    </style:style>
    <style:style style:name="P99" style:family="paragraph" style:parent-style-name="Standard_20__28_user_29_">
      <style:text-properties officeooo:paragraph-rsid="00552b7d"/>
    </style:style>
    <style:style style:name="P100" style:family="paragraph" style:parent-style-name="Standard_20__28_user_29_">
      <style:text-properties officeooo:rsid="00568784" officeooo:paragraph-rsid="00586abd"/>
    </style:style>
    <style:style style:name="P101" style:family="paragraph" style:parent-style-name="Standard_20__28_user_29_">
      <style:text-properties officeooo:rsid="00568784" officeooo:paragraph-rsid="005a3746"/>
    </style:style>
    <style:style style:name="P102" style:family="paragraph" style:parent-style-name="Standard_20__28_user_29_">
      <style:text-properties officeooo:rsid="00568784" officeooo:paragraph-rsid="005cb0a6"/>
    </style:style>
    <style:style style:name="P103" style:family="paragraph" style:parent-style-name="Standard_20__28_user_29_">
      <style:text-properties officeooo:rsid="005cb0a6" officeooo:paragraph-rsid="005cb0a6"/>
    </style:style>
    <style:style style:name="P104" style:family="paragraph" style:parent-style-name="Standard_20__28_user_29_">
      <style:text-properties officeooo:paragraph-rsid="005f8cf2"/>
    </style:style>
    <style:style style:name="P105" style:family="paragraph" style:parent-style-name="Standard_20__28_user_29_">
      <style:text-properties officeooo:paragraph-rsid="00612526"/>
    </style:style>
    <style:style style:name="P106" style:family="paragraph" style:parent-style-name="Standard_20__28_user_29_">
      <style:text-properties officeooo:paragraph-rsid="00631d44"/>
    </style:style>
    <style:style style:name="P107" style:family="paragraph" style:parent-style-name="Standard_20__28_user_29_">
      <style:text-properties officeooo:rsid="00642632" officeooo:paragraph-rsid="00642632"/>
    </style:style>
    <style:style style:name="P108" style:family="paragraph" style:parent-style-name="Standard_20__28_user_29_">
      <style:text-properties officeooo:paragraph-rsid="00656c13"/>
    </style:style>
    <style:style style:name="P109" style:family="paragraph" style:parent-style-name="Standard_20__28_user_29_">
      <style:text-properties officeooo:rsid="006a2726" officeooo:paragraph-rsid="006a2726"/>
    </style:style>
    <style:style style:name="P110" style:family="paragraph" style:parent-style-name="Standard_20__28_user_29_">
      <style:text-properties officeooo:rsid="006e966b" officeooo:paragraph-rsid="006f45d9"/>
    </style:style>
    <style:style style:name="P111" style:family="paragraph" style:parent-style-name="Standard_20__28_user_29_">
      <style:text-properties officeooo:paragraph-rsid="006f45d9"/>
    </style:style>
    <style:style style:name="P112" style:family="paragraph" style:parent-style-name="Standard_20__28_user_29_">
      <style:text-properties officeooo:rsid="0070e927" officeooo:paragraph-rsid="0070e927"/>
    </style:style>
    <style:style style:name="P113" style:family="paragraph" style:parent-style-name="Standard_20__28_user_29_">
      <style:text-properties officeooo:paragraph-rsid="0070ed9c"/>
    </style:style>
    <style:style style:name="P114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15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16" style:family="paragraph" style:parent-style-name="Standard_20__28_user_29_">
      <style:paragraph-properties fo:margin-left="0in" fo:margin-right="0in" fo:text-indent="0in" style:auto-text-indent="false"/>
      <style:text-properties officeooo:rsid="005c7c32" officeooo:paragraph-rsid="005c7c32"/>
    </style:style>
    <style:style style:name="P117" style:family="paragraph" style:parent-style-name="Standard_20__28_user_29_">
      <style:paragraph-properties fo:margin-left="0in" fo:margin-right="0in" fo:text-indent="0in" style:auto-text-indent="false"/>
      <style:text-properties officeooo:rsid="0070e927" officeooo:paragraph-rsid="0070ed9c"/>
    </style:style>
    <style:style style:name="P118" style:family="paragraph" style:parent-style-name="Standard_20__28_user_29_" style:list-style-name="L1">
      <loext:graphic-properties draw:fill="none"/>
      <style:paragraph-properties fo:margin-left="0in" fo:margin-right="0in" fo:margin-top="0in" fo:margin-bottom="0.2165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19" style:family="paragraph" style:parent-style-name="Standard_20__28_user_29_">
      <style:paragraph-properties fo:margin-top="0in" fo:margin-bottom="0.2165in" loext:contextual-spacing="false"/>
    </style:style>
    <style:style style:name="P120" style:family="paragraph" style:parent-style-name="Standard_20__28_user_29_">
      <style:paragraph-properties fo:margin-top="0in" fo:margin-bottom="0.2165in" loext:contextual-spacing="false"/>
      <style:text-properties fo:language="ru" fo:country="RU" officeooo:rsid="001b5cf1" officeooo:paragraph-rsid="001b5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font-size="14pt" officeooo:rsid="000ebc3f" style:font-size-asian="14pt" style:font-size-complex="14pt"/>
    </style:style>
    <style:style style:name="T7" style:family="text">
      <style:text-properties fo:font-size="14pt" officeooo:rsid="000f8bfe" style:font-size-asian="14pt" style:font-size-complex="14pt"/>
    </style:style>
    <style:style style:name="T8" style:family="text">
      <style:text-properties fo:font-size="14pt" officeooo:rsid="0010fd34" style:font-size-asian="14pt" style:font-size-complex="14pt"/>
    </style:style>
    <style:style style:name="T9" style:family="text">
      <style:text-properties fo:text-transform="uppercase" fo:font-size="18pt" style:font-size-asian="18pt"/>
    </style:style>
    <style:style style:name="T10" style:family="text">
      <style:text-properties fo:text-transform="uppercase" fo:font-size="18pt" style:font-size-asian="18pt" style:font-size-complex="14pt"/>
    </style:style>
    <style:style style:name="T11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12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b2d43"/>
    </style:style>
    <style:style style:name="T16" style:family="text">
      <style:text-properties fo:color="#c9211e" fo:font-size="14pt" fo:font-style="italic" officeooo:rsid="000ebc3f" style:font-size-asian="14pt" style:font-style-asian="italic" style:font-size-complex="14pt" style:font-style-complex="italic"/>
    </style:style>
    <style:style style:name="T17" style:family="text">
      <style:text-properties officeooo:rsid="00114d5a"/>
    </style:style>
    <style:style style:name="T18" style:family="text">
      <style:text-properties officeooo:rsid="0012ea1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9c91f" style:font-style-asian="italic" style:font-style-complex="italic"/>
    </style:style>
    <style:style style:name="T21" style:family="text">
      <style:text-properties fo:font-style="italic" officeooo:rsid="0070ed9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8d056"/>
    </style:style>
    <style:style style:name="T24" style:family="text">
      <style:text-properties fo:language="ru" fo:country="RU" officeooo:rsid="00190274"/>
    </style:style>
    <style:style style:name="T25" style:family="text">
      <style:text-properties fo:language="ru" fo:country="RU" officeooo:rsid="0053e39e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officeooo:rsid="0053e39e" style:font-style-asian="italic" style:font-style-complex="italic"/>
    </style:style>
    <style:style style:name="T28" style:family="text">
      <style:text-properties fo:language="ru" fo:country="RU" fo:font-style="italic" officeooo:rsid="0053e6ed" style:font-style-asian="italic" style:font-style-complex="italic"/>
    </style:style>
    <style:style style:name="T29" style:family="text">
      <style:text-properties fo:language="ru" fo:country="RU" fo:font-style="italic" officeooo:rsid="00656c13" style:font-style-asian="italic" style:font-style-complex="italic"/>
    </style:style>
    <style:style style:name="T30" style:family="text">
      <style:text-properties fo:language="ru" fo:country="RU" fo:font-style="italic" officeooo:rsid="0070ed9c" style:font-style-asian="italic" style:font-style-complex="italic"/>
    </style:style>
    <style:style style:name="T31" style:family="text">
      <style:text-properties fo:language="ru" fo:country="RU" officeooo:rsid="00552b7d"/>
    </style:style>
    <style:style style:name="T32" style:family="text">
      <style:text-properties fo:language="ru" fo:country="RU" officeooo:rsid="00586abd"/>
    </style:style>
    <style:style style:name="T33" style:family="text">
      <style:text-properties fo:language="ru" fo:country="RU" officeooo:rsid="005a3746"/>
    </style:style>
    <style:style style:name="T34" style:family="text">
      <style:text-properties fo:language="ru" fo:country="RU" officeooo:rsid="005f8cf2"/>
    </style:style>
    <style:style style:name="T35" style:family="text">
      <style:text-properties fo:language="ru" fo:country="RU" officeooo:rsid="00612526"/>
    </style:style>
    <style:style style:name="T36" style:family="text">
      <style:text-properties fo:language="ru" fo:country="RU" officeooo:rsid="00631d44"/>
    </style:style>
    <style:style style:name="T37" style:family="text">
      <style:text-properties fo:language="ru" fo:country="RU" officeooo:rsid="00642632"/>
    </style:style>
    <style:style style:name="T38" style:family="text">
      <style:text-properties fo:language="ru" fo:country="RU" officeooo:rsid="00656c13"/>
    </style:style>
    <style:style style:name="T39" style:family="text">
      <style:text-properties fo:language="ru" fo:country="RU" officeooo:rsid="0066593c"/>
    </style:style>
    <style:style style:name="T40" style:family="text">
      <style:text-properties fo:language="ru" fo:country="RU" officeooo:rsid="006e966b"/>
    </style:style>
    <style:style style:name="T41" style:family="text">
      <style:text-properties fo:language="ru" fo:country="RU" officeooo:rsid="006f45d9"/>
    </style:style>
    <style:style style:name="T42" style:family="text">
      <style:text-properties fo:language="ru" fo:country="RU" officeooo:rsid="0070e927"/>
    </style:style>
    <style:style style:name="T43" style:family="text">
      <style:text-properties fo:language="ru" fo:country="RU" officeooo:rsid="0070ed9c"/>
    </style:style>
    <style:style style:name="T44" style:family="text">
      <style:text-properties officeooo:rsid="001dfc80"/>
    </style:style>
    <style:style style:name="T45" style:family="text">
      <style:text-properties officeooo:rsid="00218f33"/>
    </style:style>
    <style:style style:name="T46" style:family="text">
      <style:text-properties officeooo:rsid="002d81d3"/>
    </style:style>
    <style:style style:name="T47" style:family="text">
      <style:text-properties officeooo:rsid="002f6629"/>
    </style:style>
    <style:style style:name="T48" style:family="text">
      <style:text-properties officeooo:rsid="0030efd5"/>
    </style:style>
    <style:style style:name="T49" style:family="text">
      <style:text-properties officeooo:rsid="003316af"/>
    </style:style>
    <style:style style:name="T50" style:family="text">
      <style:text-properties officeooo:rsid="0033f695"/>
    </style:style>
    <style:style style:name="T51" style:family="text">
      <style:text-properties officeooo:rsid="0034f8eb"/>
    </style:style>
    <style:style style:name="T52" style:family="text">
      <style:text-properties officeooo:rsid="003503a4"/>
    </style:style>
    <style:style style:name="T53" style:family="text">
      <style:text-properties officeooo:rsid="00359a57"/>
    </style:style>
    <style:style style:name="T54" style:family="text">
      <style:text-properties officeooo:rsid="00378c6d"/>
    </style:style>
    <style:style style:name="T55" style:family="text">
      <style:text-properties officeooo:rsid="0038f5c9"/>
    </style:style>
    <style:style style:name="T56" style:family="text">
      <style:text-properties officeooo:rsid="0039c91f"/>
    </style:style>
    <style:style style:name="T57" style:family="text">
      <style:text-properties officeooo:rsid="003b82a4"/>
    </style:style>
    <style:style style:name="T58" style:family="text">
      <style:text-properties officeooo:rsid="003c3d1c"/>
    </style:style>
    <style:style style:name="T59" style:family="text">
      <style:text-properties officeooo:rsid="004024fe"/>
    </style:style>
    <style:style style:name="T60" style:family="text">
      <style:text-properties officeooo:rsid="004139cf"/>
    </style:style>
    <style:style style:name="T61" style:family="text">
      <style:text-properties officeooo:rsid="0042f83f"/>
    </style:style>
    <style:style style:name="T62" style:family="text">
      <style:text-properties officeooo:rsid="001e22b5"/>
    </style:style>
    <style:style style:name="T63" style:family="text">
      <style:text-properties officeooo:rsid="00523bb5"/>
    </style:style>
    <style:style style:name="T64" style:family="text">
      <style:text-properties officeooo:rsid="0053e39e"/>
    </style:style>
    <style:style style:name="T65" style:family="text">
      <style:text-properties style:text-position="sub 58%" fo:language="ru" fo:country="RU" fo:font-style="italic" officeooo:rsid="0053e6ed" style:font-style-asian="italic" style:font-style-complex="italic"/>
    </style:style>
    <style:style style:name="T66" style:family="text">
      <style:text-properties officeooo:rsid="005f8cf2"/>
    </style:style>
    <style:style style:name="T67" style:family="text">
      <style:text-properties officeooo:rsid="00616a33"/>
    </style:style>
    <style:style style:name="T68" style:family="text">
      <style:text-properties officeooo:rsid="00642632"/>
    </style:style>
    <style:style style:name="T69" style:family="text">
      <style:text-properties officeooo:rsid="0070ed9c"/>
    </style:style>
    <style:style style:name="T70" style:family="text">
      <style:text-properties officeooo:rsid="00718a2e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86">«Санкт-Петербургский государственный электротехнический университет </text:p>
      <text:p text:style-name="P43">«ЛЭТИ» им. В.И.Ульянова (Ленина)»</text:p>
      <text:p text:style-name="P52">(СПбГЭТУ «ЛЭТИ»)</text:p>
      <text:p text:style-name="Standard_20__28_user_29_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Направление</text:p>
          </table:table-cell>
          <table:table-cell table:style-name="Table3.A1" table:number-columns-spanned="2" office:value-type="string">
            <text:p text:style-name="P34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3">Профиль</text:p>
          </table:table-cell>
          <table:table-cell table:style-name="Table3.A1" table:number-columns-spanned="2" office:value-type="string">
            <text:p text:style-name="P33"/>
          </table:table-cell>
          <table:covered-table-cell/>
        </table:table-row>
        <table:table-row table:style-name="Table3.1">
          <table:table-cell table:style-name="Table3.A3" office:value-type="string">
            <text:p text:style-name="P23">Факультет</text:p>
          </table:table-cell>
          <table:table-cell table:style-name="Table3.A3" table:number-columns-spanned="2" office:value-type="string">
            <text:p text:style-name="P35">Ф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23">Кафедра</text:p>
          </table:table-cell>
          <table:table-cell table:style-name="Table3.A3" table:number-columns-spanned="2" office:value-type="string">
            <text:p text:style-name="P35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25">К защите допустить</text:p>
          </table:table-cell>
          <table:table-cell table:style-name="Table3.A5" table:number-columns-spanned="2" office:value-type="string">
            <text:p text:style-name="P24"/>
          </table:table-cell>
          <table:covered-table-cell/>
        </table:table-row>
        <table:table-row table:style-name="Table3.1">
          <table:table-cell table:style-name="Table3.A3" office:value-type="string">
            <text:p text:style-name="P28">Зав. кафедрой</text:p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33"/>
          </table:table-cell>
        </table:table-row>
      </table:table>
      <text:p text:style-name="Standard"/>
      <text:p text:style-name="P4"/>
      <text:p text:style-name="P56"><text:span text:style-name="Название_20_книги"><text:span text:style-name="T10">ВЫПУСКНАЯ КВАЛИФИКАЦИОННАЯ РАБОТА</text:span></text:span></text:p>
      <text:p text:style-name="P54"><text:span text:style-name="Название_20_книги"><text:span text:style-name="T9">БАКАЛАВРА</text:span></text:span></text:p>
      <text:p text:style-name="P44"><text:span text:style-name="Название_20_книги"><text:span text:style-name="T9"/></text:span></text:p>
      <text:p text:style-name="P22"><text:span text:style-name="Название_20_книги"><text:span text:style-name="T13">Тема: </text:span></text:span><text:span text:style-name="Название_20_книги"><text:span text:style-name="T11">Исследование алгоритмов локального планирования </text:span></text:span><text:span text:style-name="Название_20_книги"><text:span text:style-name="T12">траекторий </text:span></text:span><text:span text:style-name="Название_20_книги"><text:span text:style-name="T11">колесных роботов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Студент(ка)</text:p>
          </table:table-cell>
          <table:table-cell table:style-name="Table1.B1" office:value-type="string">
            <text:p text:style-name="P27"/>
          </table:table-cell>
          <table:table-cell table:style-name="Table1.C1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36">Гришин К. И.</text:p>
          </table:table-cell>
        </table:table-row>
        <table:table-row table:style-name="Table1.2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5"/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30">Руководитель</text:p>
          </table:table-cell>
          <table:table-cell table:style-name="Table1.A1" office:value-type="string">
            <text:p text:style-name="P31"/>
          </table:table-cell>
          <table:table-cell table:style-name="Table1.C1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36">Кринкин К. В.</text:p>
          </table:table-cell>
        </table:table-row>
        <table:table-row table:style-name="Table1.4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8">(Уч. степень, уч. звание)</text:p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30">Консультанты</text:p>
          </table:table-cell>
          <table:table-cell table:style-name="Table1.A1" office:value-type="string">
            <text:p text:style-name="P47"/>
          </table:table-cell>
          <table:table-cell table:style-name="Table1.C1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40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8">(Уч. степень, уч. звание)</text:p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47"/>
          </table:table-cell>
          <table:table-cell table:style-name="Table1.C1" office:value-type="string">
            <text:p text:style-name="P46"/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36">Иванов А. Н.</text:p>
          </table:table-cell>
        </table:table-row>
        <table:table-row table:style-name="Table1.6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48">(Уч. степень, уч. звание)</text:p>
          </table:table-cell>
          <table:table-cell table:style-name="Table1.C2" office:value-type="string">
            <text:p text:style-name="P49">подпись</text:p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50"/>
          </table:table-cell>
        </table:table-row>
      </table:table>
      <text:p text:style-name="P62"/>
      <text:p text:style-name="P55">Санкт-Петербург</text:p>
      <text:p text:style-name="P59">2022</text:p>
      <text:h text:style-name="P73" text:outline-level="1"><text:bookmark-start text:name="__RefHeading___Toc2381_1024494410"/>Задание<text:line-break/>на <text:span text:style-name="T15">выпускную</text:span> квалификационную работу<text:bookmark-end text:name="__RefHeading___Toc2381_1024494410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8">Утверждаю</text:p>
          </table:table-cell>
        </table:table-row>
        <table:table-row table:style-name="Table2.1">
          <table:table-cell table:style-name="Table2.A1" office:value-type="string">
            <text:p text:style-name="P70"><text:span text:style-name="T4">Зав. кафедрой </text:span><text:span text:style-name="T6">МО ЭВМ</text:span></text:p>
          </table:table-cell>
        </table:table-row>
        <table:table-row table:style-name="Table2.1">
          <table:table-cell table:style-name="Table2.A1" office:value-type="string">
            <text:p text:style-name="P70"><text:span text:style-name="T4">____________ </text:span><text:span text:style-name="T6">Кринкин</text:span><text:span text:style-name="T4"> </text:span><text:span text:style-name="T6">К</text:span><text:span text:style-name="T4">. </text:span><text:span text:style-name="T6">В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64"><text:span text:style-name="T4">«___»______________20</text:span><text:span text:style-name="T8">22</text:span><text:span text:style-name="T4"> г.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7">Студент</text:p>
          </table:table-cell>
          <table:table-cell table:style-name="Table4.A1" office:value-type="string">
            <text:p text:style-name="P41"><text:span text:style-name="T6">Гришин</text:span><text:span text:style-name="T4"> </text:span><text:span text:style-name="T6">К</text:span><text:span text:style-name="T4">. И.</text:span></text:p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37">Группа</text:p>
          </table:table-cell>
          <table:table-cell table:style-name="Table4.A1" office:value-type="string">
            <text:p text:style-name="P38">8303</text:p>
          </table:table-cell>
        </table:table-row>
        <table:table-row table:style-name="Table4.2">
          <table:table-cell table:style-name="Table4.A2" table:number-columns-spanned="5" office:value-type="string">
            <text:p text:style-name="P41"><text:span text:style-name="T4">Тема работы: </text:span><text:span text:style-name="T6">Исследование алгоритмов локального планирования </text:span><text:span text:style-name="T7">траекторий</text:span><text:span text:style-name="T6"> колесных ро</text:span><text:span text:style-name="T7">б</text:span><text:span text:style-name="T6">ото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table:number-columns-spanned="5" office:value-type="string">
            <text:p text:style-name="P29">Место выполнения ВКР:</text:p>
          </table:table-cell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table:number-columns-spanned="5" office:value-type="string">
            <text:p text:style-name="P29">Исходные данные (технические требования): </text:p>
          </table:table-cell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2" table:number-columns-spanned="5" office:value-type="string">
            <text:p text:style-name="P51"><text:span text:style-name="T4">Содержание ВКР: </text:span><text:span text:style-name="T16">разде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5" office:value-type="string">
            <text:p text:style-name="P51"><text:span text:style-name="T4">Перечень отчетных материалов: пояснительная записка, иллюстративный материал, </text:span><text:span text:style-name="T16">иные материа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2" table:number-columns-spanned="5" office:value-type="string">
            <text:p text:style-name="P51"><text:span text:style-name="T4">Дополнительные разделы: </text:span><text:span text:style-name="T7">Безопасность жизнедеятельности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Дата выдачи задания</text:p>
          </table:table-cell>
          <table:table-cell table:style-name="Table5.A1" office:value-type="string">
            <text:p text:style-name="P29">Дата представления ВКР к защите</text:p>
          </table:table-cell>
        </table:table-row>
        <table:table-row table:style-name="Table5.1">
          <table:table-cell table:style-name="Table5.A1" office:value-type="string">
            <text:p text:style-name="P29">«___»______________20___ г.</text:p>
          </table:table-cell>
          <table:table-cell table:style-name="Table5.A1" office:value-type="string">
            <text:p text:style-name="P29">«___»______________20___ г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9">Студент</text:p>
          </table:table-cell>
          <table:table-cell table:style-name="Table6.B1" office:value-type="string">
            <text:p text:style-name="P63"/>
          </table:table-cell>
          <table:table-cell table:style-name="Table6.A1" office:value-type="string">
            <text:p text:style-name="P42"><text:span text:style-name="T7">Гр</text:span><text:span text:style-name="T8">и</text:span><text:span text:style-name="T7">шин К</text:span><text:span text:style-name="T4">. </text:span><text:span text:style-name="T7">И</text:span><text:span text:style-name="T4">.</text:span></text:p>
          </table:table-cell>
        </table:table-row>
        <table:table-row table:style-name="Table6.2">
          <table:table-cell table:style-name="Table6.A1" office:value-type="string">
            <text:p text:style-name="P32">Руководитель</text:p>
          </table:table-cell>
          <table:table-cell table:style-name="Table6.B2" office:value-type="string">
            <text:p text:style-name="P63"/>
          </table:table-cell>
          <table:table-cell table:style-name="Table6.A1" office:value-type="string">
            <text:p text:style-name="P42"><text:span text:style-name="T7">Кринкин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3">
          <table:table-cell table:style-name="Table6.A3" office:value-type="string">
            <text:p text:style-name="P77">(Уч. степень, уч. звание)</text:p>
          </table:table-cell>
          <table:table-cell table:style-name="Table6.B3" office:value-type="string">
            <text:p text:style-name="P66"/>
          </table:table-cell>
          <table:table-cell table:style-name="Table6.A1" office:value-type="string">
            <text:p text:style-name="P71"/>
          </table:table-cell>
        </table:table-row>
        <table:table-row table:style-name="Table6.4">
          <table:table-cell table:style-name="Table6.A1" office:value-type="string">
            <text:p text:style-name="P32">Консультант</text:p>
          </table:table-cell>
          <table:table-cell table:style-name="Table6.B1" office:value-type="string">
            <text:p text:style-name="P63"/>
          </table:table-cell>
          <table:table-cell table:style-name="Table6.A1" office:value-type="string">
            <text:p text:style-name="P42"><text:span text:style-name="T8">Чайка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5">
          <table:table-cell table:style-name="Table6.A3" office:value-type="string">
            <text:p text:style-name="P78">(Уч. степень, уч. звание)</text:p>
          </table:table-cell>
          <table:table-cell table:style-name="Table6.B3" office:value-type="string">
            <text:p text:style-name="P67"/>
          </table:table-cell>
          <table:table-cell table:style-name="Table6.A1" office:value-type="string">
            <text:p text:style-name="P66"/>
          </table:table-cell>
        </table:table-row>
      </table:table>
      <text:p text:style-name="P65"/>
      <text:h text:style-name="P74" text:outline-level="1"><text:bookmark-start text:name="__RefHeading___Toc936_281739611"/>Аннотация<text:bookmark-end text:name="__RefHeading___Toc936_281739611"/></text:h>
      <text:p text:style-name="P75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18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61">ABSTRACT</text:p>
      <text:p text:style-name="P7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1">Оглавление</text:p>
          </text:index-title>
          <text:p text:style-name="P79"><text:a xlink:type="simple" xlink:href="#__RefHeading___Toc2381_1024494410" text:style-name="Index_20_Link" text:visited-style-name="Index_20_Link">Задание на выпускную квалификационную работу<text:tab/>2</text:a></text:p>
          <text:p text:style-name="P79"><text:a xlink:type="simple" xlink:href="#__RefHeading___Toc936_281739611" text:style-name="Index_20_Link" text:visited-style-name="Index_20_Link">Аннотация<text:tab/>3</text:a></text:p>
          <text:p text:style-name="P79"><text:a xlink:type="simple" xlink:href="#__RefHeading___Toc2334_1024494410" text:style-name="Index_20_Link" text:visited-style-name="Index_20_Link">Введение<text:tab/>5</text:a></text:p>
          <text:p text:style-name="P79"><text:a xlink:type="simple" xlink:href="#__RefHeading___Toc2336_1024494410" text:style-name="Index_20_Link" text:visited-style-name="Index_20_Link">Классификация алгоритмов планирования траекторий<text:tab/>8</text:a></text:p>
          <text:p text:style-name="P80"><text:a xlink:type="simple" xlink:href="#__RefHeading___Toc938_281739611" text:style-name="Index_20_Link" text:visited-style-name="Index_20_Link">Алгоритмы поиска по графу<text:tab/>8</text:a></text:p>
          <text:p text:style-name="P80"><text:a xlink:type="simple" xlink:href="#__RefHeading___Toc940_281739611" text:style-name="Index_20_Link" text:visited-style-name="Index_20_Link">Сэмплинг-методы<text:tab/>9</text:a></text:p>
          <text:p text:style-name="P80"><text:a xlink:type="simple" xlink:href="#__RefHeading___Toc942_281739611" text:style-name="Index_20_Link" text:visited-style-name="Index_20_Link">Интерполяционные кривые<text:tab/>9</text:a></text:p>
          <text:p text:style-name="P80"><text:a xlink:type="simple" xlink:href="#__RefHeading___Toc944_281739611" text:style-name="Index_20_Link" text:visited-style-name="Index_20_Link">Реактивные алгоритмы<text:tab/>10</text:a></text:p>
          <text:p text:style-name="P79"><text:a xlink:type="simple" xlink:href="#__RefHeading___Toc2338_1024494410" text:style-name="Index_20_Link" text:visited-style-name="Index_20_Link">Обзор алгоритмов локального планирования<text:tab/>12</text:a></text:p>
          <text:p text:style-name="P80"><text:a xlink:type="simple" xlink:href="#__RefHeading___Toc951_281739611" text:style-name="Index_20_Link" text:visited-style-name="Index_20_Link">Dynamic Windows Approach<text:tab/>12</text:a></text:p>
          <text:p text:style-name="P80"><text:a xlink:type="simple" xlink:href="#__RefHeading___Toc953_281739611" text:style-name="Index_20_Link" text:visited-style-name="Index_20_Link">Trajetory Rollout<text:tab/>12</text:a></text:p>
          <text:p text:style-name="P80"><text:a xlink:type="simple" xlink:href="#__RefHeading___Toc2342_1024494410" text:style-name="Index_20_Link" text:visited-style-name="Index_20_Link">Timed Elastic Band<text:tab/>12</text:a></text:p>
          <text:p text:style-name="P80"><text:a xlink:type="simple" xlink:href="#__RefHeading___Toc955_281739611" text:style-name="Index_20_Link" text:visited-style-name="Index_20_Link">Model Predictive Control<text:tab/>12</text:a></text:p>
          <text:p text:style-name="P79"><text:a xlink:type="simple" xlink:href="#__RefHeading___Toc2352_1024494410" text:style-name="Index_20_Link" text:visited-style-name="Index_20_Link">Среда для исполнения алгоритма<text:tab/>12</text:a></text:p>
          <text:p text:style-name="P80"><text:a xlink:type="simple" xlink:href="#__RefHeading___Toc2354_1024494410" text:style-name="Index_20_Link" text:visited-style-name="Index_20_Link">ROS<text:tab/>12</text:a></text:p>
          <text:p text:style-name="P80"><text:a xlink:type="simple" xlink:href="#__RefHeading___Toc2356_1024494410" text:style-name="Index_20_Link" text:visited-style-name="Index_20_Link">Gazebo<text:tab/>12</text:a></text:p>
          <text:p text:style-name="P79"><text:a xlink:type="simple" xlink:href="#__RefHeading___Toc2358_1024494410" text:style-name="Index_20_Link" text:visited-style-name="Index_20_Link">Сравнение алгоритмов в симуляционной среде<text:tab/>12</text:a></text:p>
          <text:p text:style-name="P79"><text:a xlink:type="simple" xlink:href="#__RefHeading___Toc2360_1024494410" text:style-name="Index_20_Link" text:visited-style-name="Index_20_Link">Перенос алгоритма на реального робота<text:tab/>13</text:a></text:p>
          <text:p text:style-name="P80"><text:a xlink:type="simple" xlink:href="#__RefHeading___Toc2362_1024494410" text:style-name="Index_20_Link" text:visited-style-name="Index_20_Link">Реализация ПО по управлению роботом<text:tab/>13</text:a></text:p>
          <text:p text:style-name="P80"><text:a xlink:type="simple" xlink:href="#__RefHeading___Toc2364_1024494410" text:style-name="Index_20_Link" text:visited-style-name="Index_20_Link">Производительность алгоритма на реальном роботе<text:tab/>13</text:a></text:p>
          <text:p text:style-name="P79"><text:a xlink:type="simple" xlink:href="#__RefHeading___Toc2366_1024494410" text:style-name="Index_20_Link" text:visited-style-name="Index_20_Link">Анализ качества разработанного ПО<text:tab/>13</text:a></text:p>
          <text:p text:style-name="P80"><text:a xlink:type="simple" xlink:href="#__RefHeading___Toc2368_1024494410" text:style-name="Index_20_Link" text:visited-style-name="Index_20_Link">Испытанные среды<text:tab/>13</text:a></text:p>
          <text:p text:style-name="P80"><text:a xlink:type="simple" xlink:href="#__RefHeading___Toc2370_1024494410" text:style-name="Index_20_Link" text:visited-style-name="Index_20_Link">Ограничения к применению<text:tab/>13</text:a></text:p>
          <text:p text:style-name="P79"><text:a xlink:type="simple" xlink:href="#__RefHeading___Toc2372_1024494410" text:style-name="Index_20_Link" text:visited-style-name="Index_20_Link">Заключение<text:tab/>13</text:a></text:p>
          <text:p text:style-name="P79"><text:a xlink:type="simple" xlink:href="#__RefHeading___Toc2374_1024494410" text:style-name="Index_20_Link" text:visited-style-name="Index_20_Link">Литература<text:tab/>13</text:a></text:p>
        </text:index-body>
      </text:table-of-content>
      <text:p text:style-name="Standard_20__28_user_29_"/>
      <text:h text:style-name="P72" text:outline-level="1"><text:bookmark-start text:name="__RefHeading___Toc2334_1024494410"/><text:bookmark text:name="docs-internal-guid-0f8e576b-7fff-4cbf-a206-5caed33268d6"/>Введение<text:bookmark-end text:name="__RefHeading___Toc2334_1024494410"/></text:h>
      <text:p text:style-name="P8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19">А</text:span> в точку <text:span text:style-name="T19">Б</text:span> с учетом времени, расстояния, энергии и других факторов.</text:p>
      <text:p text:style-name="P19">При выполнении навигационных задач роботизированные системы используют возможности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.</text:p>
      <text:p text:style-name="P9"><text:span text:style-name="T23">В </text:span><text:span text:style-name="T22">автономной навигации выделяется три основные задачи: выбор глобального маршрута, определение своего положения, выбор локального маршрута. Первая заключается в том, чтобы построить глобальный маршрут из одной точки в другую на статической карте</text:span><text:span text:style-name="T24">;</text:span><text:span text:style-name="T22"> Вторая – точное определение местоположения робота в текущей среде. </text:span><text:span text:style-name="T24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10"><text:span text:style-name="T22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22"> для роботов с дифференциальным приводом.</text:span></text:p>
      <text:p text:style-name="P20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20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120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119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, провести их оценку и определить наиболее подходящий для колесных роботов. 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493006064" text:style-name="L1">
        <text:list-item>
          <text:p text:style-name="P114">Изучение существующих алгоритмов локального планирования для мобильных роботов</text:p>
        </text:list-item>
        <text:list-item>
          <text:p text:style-name="P115">Сравнение аппаратных и программных требований существующих алгоритмов локального планирования.</text:p>
        </text:list-item>
        <text:list-item>
          <text:p text:style-name="P115">Определение эффективности применения существующих алгоритмов локального планирования для колесных роботов.</text:p>
        </text:list-item>
        <text:list-item>
          <text:p text:style-name="P115">Разработка ПО для автономного управления колесным роботом</text:p>
        </text:list-item>
        <text:list-item>
          <text:p text:style-name="P118">Проверка качества работы разработанного ПО.</text:p>
        </text:list-item>
      </text:list>
      <text:p text:style-name="P119"><text:span text:style-name="T1">Объект</text:span><text:span text:style-name="T2">ом исследования</text:span><text:span text:style-name="T17"> являются а</text:span>лгоритмы локального планирования мобильных роботов</text:p>
      <text:p text:style-name="P119"><text:span text:style-name="T14">Предмет исследования</text:span> — <text:span text:style-name="T17">с</text:span>корость генерации <text:span text:style-name="T17">и</text:span> качество локальных маршрутов, составленных алгоритмами локального планирования.</text:p>
      <text:p text:style-name="Standard_20__28_user_29_"><text:soft-page-break/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Окружение и препятствия постоянно изменяются, может ухудшаться видимость или поверхность передвижения, в таком случае необходимо прибегать к методам локального планирования. Современные методы локального планирования в большинстве своем основываются на машинном обучении и нейронных сетях. Однако конкретных реализаций в открытом доступе остается немного, более того, не каждый метод подходит для использования на мобильном колесном роботе.</text:p>
      <text:h text:style-name="P72" text:outline-level="1"><text:bookmark-start text:name="__RefHeading___Toc2336_1024494410"/>Классификация<text:line-break/>алгоритмов планирования траекторий<text:bookmark-end text:name="__RefHeading___Toc2336_1024494410"/></text:h>
      <text:p text:style-name="P21">Глобально, алгоритмы планирования траекторий делятся на две большие категории: традиционные и на основе машинного обучения, в соответствие с их принципами и эпохой в которую были изобретены.</text:p>
      <text:p text:style-name="P11"><text:span text:style-name="T44">Традиционные алгоритмы состоят из </text:span><text:span text:style-name="T49">четырех</text:span><text:span text:style-name="T44"> групп:</text:span></text:p>
      <text:list xml:id="list4033758421" text:style-name="L2">
        <text:list-item>
          <text:p text:style-name="P87">Алгоритмы поиска по графу</text:p>
        </text:list-item>
        <text:list-item>
          <text:p text:style-name="P88">Сэмплинг-методы</text:p>
        </text:list-item>
        <text:list-item>
          <text:p text:style-name="P87"><text:span text:style-name="T49">И</text:span>нтерполяционны<text:span text:style-name="T49">е</text:span> кривы<text:span text:style-name="T49">е</text:span></text:p>
        </text:list-item>
        <text:list-item>
          <text:p text:style-name="P89">Реактивные алгоритм<text:span text:style-name="T49">ы</text:span></text:p>
        </text:list-item>
      </text:list>
      <text:p text:style-name="P93"><text:span text:style-name="T62">Алгоритмы, основанные на машинном обучении опираются на три подхода: обучение с учителем (Supervised Learning), обучением с подкреплением на основе Optimal Value (Optimal Value RL), обучение с подкреплением на основе Policy Gradient. В данной работе алгоритмы на основе машинного обучения рассмотрены не будут.</text:span></text:p>
      <text:h text:style-name="Heading_20_2" text:outline-level="2"><text:bookmark-start text:name="__RefHeading___Toc938_281739611"/>Алгоритмы поиска по графу<text:bookmark-end text:name="__RefHeading___Toc938_281739611"/></text:h>
      <text:p text:style-name="P12">Являются наиболее старыми представителями алгоритмов планирования траекторий и требуют значительных модификаций для того, чтобы быть использованными в качестве локального планирования путей.</text:p>
      <text:p text:style-name="P12">Алгоритмы на основе графов делятся на два типа – поиск в глубину и поиск в ширину. Алгоритм поиска в глубину <text:span text:style-name="T45">строит дерево поиска как можно глубже от начальной вершины, пока путь не будет найден. Алгоритм поиска в ширину основан на наиболее быстром расширении дерева поиска, пока не будет достигнут необходимый путь.</text:span></text:p>
      <text:p text:style-name="P13">Также поиск на графе можно дополнить различными весами в вершинах и ребрах. В таком случае процесс поиска пути управляется расчетом значений дерева поиска, которые позволяют определить: стоит ли расширять дерево поиска <text:s/><text:soft-page-break/>и какую ветвь расширять. Наиболее популярными являются алгоритмы Дейкстры и A*.</text:p>
      <text:h text:style-name="P76" text:outline-level="2"><text:bookmark-start text:name="__RefHeading___Toc940_281739611"/>Сэмплинг-методы<text:bookmark-end text:name="__RefHeading___Toc940_281739611"/></text:h>
      <text:p text:style-name="P15"><text:span text:style-name="T47">Сэмплинг-методы</text:span><text:span text:style-name="T46"> </text:span><text:span text:style-name="T47">случайным образом разбивают доступное видимое пространство на выборку возможных маршрутов, которые затем объединяются, образуя собой</text:span><text:span text:style-name="T46"> </text:span><text:span text:style-name="T47">субоптимальный пути. Rapidly-exploring Random Tree (RRT) и Probalistic Roadmap Method (PRM) чаще всего используются при планировании движения.</text:span></text:p>
      <text:p text:style-name="P15"><text:span text:style-name="T47">Алгоритм RRT более популярен и широко используется в коммерческих и промышленных целях. Он строит дерево, которое быстро и равномерно исследует доступное пространство посредством случайного поиска. </text:span><text:span text:style-name="T48">RRT также может учитывать неголономные ограничения.</text:span></text:p>
      <text:p text:style-name="P15"><text:span text:style-name="T48">Алгоритм PRM используется в статическом сценарии. Он разделен на две фазы: фаза обучения и фаза запроса. На этапе обучения доступное пространство преобразуется в дорожную карту и сохраняется в виде графа, на этапе запроса ищется путь, соединяющий исходный и целевой узлы.</text:span></text:p>
      <text:h text:style-name="Heading_20_2" text:outline-level="2"><text:bookmark-start text:name="__RefHeading___Toc942_281739611"/>Интерполяционные кривые<text:bookmark-end text:name="__RefHeading___Toc942_281739611"/></text:h>
      <text:p text:style-name="P16"><text:span text:style-name="T50">Алгоритм интерполяционной кривой определяется как набор математических правил для построения траекторий. </text:span><text:span text:style-name="T53">Такие </text:span><text:span text:style-name="T50">алгоритмы основываются на техниках компьютерной графики, для получения плавного пути. </text:span><text:span text:style-name="T53">Интерполяционные кривые</text:span><text:span text:style-name="T50"> преобразуют ломанный путь глобального планировщика в плавную линию, которая затем преобразуется в команды роботу. Типичные правила сглаживания траекторий включают в себя: линию и окружность, клотоиду (спираль Эйлера), кривые Безье, сплайн кривые. </text:span><text:span text:style-name="T51">Примером алгоритма является путь Дубинса, который строит траекторию из прямых и окружностей. </text:span><text:span text:style-name="T50">Данные алгоритмы не предназначены для построения пути в динамическом пространстве, однако часто используются </text:span><text:span text:style-name="T51">совместно с другими алгоритмами для сглаживания траекторий.</text:span></text:p>
      <text:h text:style-name="Heading_20_2" text:outline-level="2"><text:bookmark-start text:name="__RefHeading___Toc944_281739611"/><text:soft-page-break/>Реактивные алгоритмы<text:bookmark-end text:name="__RefHeading___Toc944_281739611"/></text:h>
      <text:p text:style-name="P14"><text:span text:style-name="T52">В отличие от алгоритмов поиска по графу, которые требуют больше времени для планирования, реактивные алгоритмы предназначены для быстрого выполнения реакции или планирования локального пути. Реактивные алгоритмы состоят из двух подсистем: восприятие </text:span><text:span text:style-name="T53">и движение. Исполнение таких алгоритмов сопровождается постоянными парами: сканирование-действие (sense-act). Полученные данные сенсоров вызывают простую реакцию у робота: поворот, следование пути или экстренная остановка. </text:span><text:span text:style-name="T54">Наиболее популярны Artificial Potential Field (APF), Dynamic Window Approach (DWA), Timed-Elastic-Band (TEB).</text:span></text:p>
      <text:p text:style-name="P17"><text:span text:style-name="T54">Алгоритм потенциальных полей (APF) – </text:span><text:span text:style-name="T55">алгоритм локального планирования пути. Данный метод основан на принципе взаимодействия электростатических частиц, а именно: целевая точка притягивает робота, а препятствия отталкивают. Величина притягивающей или отталкивающей силы, которая влияет на направление движения робота, определяется расстоянием до препятствия или цели. Алгоритм APF – имеет ряд значительных недостатков. (1) Локальные минимумы. Если поле сходится к минимуму, который не является глобальным (целью), то робот останавливается в точке и не может продолжать движение. (2) Колебания движения робота при прохождении между близкими препятсвтиями.</text:span></text:p>
      <text:p text:style-name="P18"><text:span text:style-name="T55">Dynamic Window Approach (DWA) – </text:span><text:span text:style-name="T56">алгоритм основанный на скорости движения, который вычисляет оптимальную скорость робота, избегая препятствия, необходимую для достижения цели. То есть значения (</text:span><text:span text:style-name="T20">x, y</text:span><text:span text:style-name="T56">) целевой точки и значения текущих скоростей (</text:span><text:span text:style-name="T20">v, w</text:span><text:span text:style-name="T56">) транслируются в команду скорости (</text:span><text:span text:style-name="T20">v, w</text:span><text:span text:style-name="T56">).</text:span></text:p>
      <text:p text:style-name="P18"><text:span text:style-name="T57">Основные задачи алгоритма: рассчитать правильное окно поиска скорости и выбор оптимальную скорость. Пространство поиска строится из скоростей, обеспечивающих безопасную траекторию, т. е. позволяющую остановиться в случае препятствия. Из скоростей берется выборка с учетом динамики робота </text:span><text:soft-page-break/><text:span text:style-name="T57">(«dynamic window»). </text:span><text:span text:style-name="T58">Оптимальной является команда скорости, максимизирующая расстояние до препятствий и скорость, минимизирующая курс к цели.</text:span></text:p>
      <text:p text:style-name="P90"><text:span text:style-name="T58">Timed-Elastic-Band (TEB) – </text:span><text:span text:style-name="T59">Работает на схожих с APF принципах. Как и APF, TEB имитирует физические силы при построении локального плана. Построенный глобальным планировщиком путь сглаживается с помощью применения искусственных сил: сила внутреннего сжатия и внешняя отталкивающая сила. Сила внутреннего сжатия имитирует натяжение растянутой резинки, то применяется сила упругости. Чтобы дать роботу возможность преодолевать препятствия, применяется внешняя отталкивающая сила, исходящая от препятствий. Таким образом </text:span><text:span text:style-name="T61">упругая </text:span><text:span text:style-name="T59">лента (Elastic Band) натягивается на препятствия. </text:span><text:span text:style-name="T60">Затем в зависимости от расстояния точки пути до препятствия устанавливается сила, с которой движется робот. </text:span><text:span text:style-name="T61">При прохождении робота через несколько препятствий, возможно несколько способов расположить такую упругую ленту. <text:s text:c="2"/>Производится процесс многокритериальной оптимизации.</text:span></text:p>
      <text:h text:style-name="P57" text:outline-level="1"/>
      <text:h text:style-name="P72" text:outline-level="1"><text:bookmark-start text:name="__RefHeading___Toc2338_1024494410"/>Обзор алгоритмов локального планирования<text:bookmark-end text:name="__RefHeading___Toc2338_1024494410"/></text:h>
      <text:p text:style-name="P91">В данной работе рассмотрено 5 различных реактивных алгоритмов, реагирующих на окружающую среду в режиме реального времени, постоянно дополняя существующий маршрут.</text:p>
      <text:h text:style-name="P85" text:outline-level="2"><text:bookmark-start text:name="__RefHeading___Toc951_281739611"/>Dynamic Windows Approach<text:bookmark-end text:name="__RefHeading___Toc951_281739611"/></text:h>
      <text:p text:style-name="P94"><text:span text:style-name="T63">Выбор </text:span>команд<text:span text:style-name="T63">ы</text:span> управления роботом осуществляется в пространстве скоростей. Динамика робота включена в метод за счет сокращения пространства поиска до тех скоростей, которые достижимы при динамических ограничениях. В дополнение к этому ограничению учитываются только скорости, безопасные по отношению к препятствиям. Это сокращение пространства поиска выполняется на первом этапе алгоритма. На втором этапе из оставшихся скоростей выбирается скорость, максимизирующая целевую функцию.</text:p>
      <text:p text:style-name="P98"><text:span text:style-name="T25">Для генерации траектории к заданной целевой точке для </text:span><text:span text:style-name="T27">n</text:span><text:span text:style-name="T25"> интервалов времени, робот должен определить скорости </text:span><text:span text:style-name="T25"><draw:frame draw:style-name="fr1" draw:name="Object1" text:anchor-type="as-char" svg:y="-0.152in" svg:width="0.4846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5">, по одной для каждого из </text:span><text:span text:style-name="T27">n</text:span><text:span text:style-name="T25"> интервалов между </text:span><text:span text:style-name="T28">t</text:span><text:span text:style-name="T65">0</text:span><text:span text:style-name="T25"> и </text:span><text:span text:style-name="T27">t</text:span><text:span text:style-name="T65">n</text:span><text:span text:style-name="T25">. Это должно быть сделано при условии, что результирующая траектория не пересекается с препятствием. Пространство поиска этих векторов экспоненциально по числу рассматриваемых интервалов.</text:span></text:p>
      <text:p text:style-name="P99"><text:span text:style-name="T31">Для реализации данного подхода Dynamic Window Approach рассматривает только первый интервал времени, допуская то, что скорости в остальных временных интервалах постоянны, что эквивалентно нулевому расстоянию. Данное ограничение мотивировано тем, что: (1) пространство скоростей пересоздается через каждый промежуток времени; (2) если новые команды не даны (при недостатке аппаратных ресурсов), скорости остаются прежними.</text:span></text:p>
      <text:p text:style-name="P101"><text:span text:style-name="T31">П</text:span><text:span text:style-name="T22">репятствия находящиеся в непосредственной близости с роботом накладывают ограничение на скорость движения и поворота. Максимальная допустимая скорость робота при движения по дуге ограничивается расстоянием до препятствия, находящегося на этой дуге. Примем для скорости </text:span><text:span text:style-name="T25"><draw:frame draw:style-name="fr1" draw:name="Object2" text:anchor-type="as-char" svg:y="-0.152in" svg:width="0.4252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2">, которую можно интерпретировать как дугу значение </text:span><text:span text:style-name="T25"><draw:frame draw:style-name="fr1" draw:name="Object3" text:anchor-type="as-char" svg:y="-0.152in" svg:width="0.6909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5"><text:s/></text:span><text:span text:style-name="T32">равное расстоянию до </text:span><text:soft-page-break/><text:span text:style-name="T32">ближайшего препятствия на соответствующей дуге. Тогда скорость принимается достижимой, если робот может остановиться до того, как достигнет препятствия. </text:span><text:span text:style-name="T33">Допустим </text:span><text:span text:style-name="T25"><draw:frame draw:style-name="fr1" draw:name="Object6" text:anchor-type="as-char" svg:y="-0.1181in" svg:width="0.1547in" svg:height="0.17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<text:s/></text:span><text:span text:style-name="T33">и </text:span><text:span text:style-name="T25"><draw:frame draw:style-name="fr1" draw:name="Object7" text:anchor-type="as-char" svg:y="-0.1181in" svg:width="0.172in" svg:height="0.1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5"><text:s/>– </text:span><text:span text:style-name="T33">ускорения торможения, в</text:span><text:span text:style-name="T32"> таком случае набор допустимых скоростей </text:span><text:span text:style-name="T25"><draw:frame draw:style-name="fr1" draw:name="Object4" text:anchor-type="as-char" svg:y="-0.1484in" svg:width="0.1791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5"><text:s/></text:span><text:span text:style-name="T32">определяется как:</text:span></text:p>
      <text:p text:style-name="P100"><text:span text:style-name="T25"><draw:frame draw:style-name="fr1" draw:name="Object5" text:anchor-type="as-char" svg:y="-0.1965in" svg:width="3.9291in" svg:height="0.2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16"><text:span text:style-name="T22">Таким образом, </text:span><text:span text:style-name="T25"><draw:frame draw:style-name="fr1" draw:name="Object8" text:anchor-type="as-char" svg:y="-0.1484in" svg:width="0.1791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"><text:s/>– </text:span><text:span text:style-name="T22">набор скоростей </text:span><text:span text:style-name="T25"><draw:frame draw:style-name="fr1" draw:name="Object9" text:anchor-type="as-char" svg:y="-0.152in" svg:width="0.4252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">, </text:span><text:span text:style-name="T22">которые не допускают ситуации в которой робот не успеет остановиться перед препятствием.</text:span></text:p>
      <text:p text:style-name="P103">Чтобы принять во внимание ограничения двигателей робота, пространство поиска скоростей сводится к динамическому окну (Dynamic Window), которое содержит только те скорости, которые могут быть достигнуты в течение следующего интервала времени. Пусть t будет интервалом времени, в течение которого будут приложены ускорения <text:span text:style-name="T25"><draw:frame draw:style-name="fr1" draw:name="Object10" text:anchor-type="as-char" svg:y="-0.1181in" svg:width="0.1043in" svg:height="0.127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"><text:s/></text:span><text:span text:style-name="T33">и </text:span><text:span text:style-name="T25"><draw:frame draw:style-name="fr1" draw:name="Object11" text:anchor-type="as-char" svg:y="-0.1181in" svg:width="0.1189in" svg:height="0.1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">, </text:span><text:span text:style-name="T22">а </text:span><text:span text:style-name="T25"><draw:frame draw:style-name="fr1" draw:name="Object12" text:anchor-type="as-char" svg:y="-0.152in" svg:width="0.5311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"><text:s/>– </text:span><text:span text:style-name="T22">текущая скорость. В таком случае динамическое окно </text:span><text:span text:style-name="T25"><draw:frame draw:style-name="fr1" draw:name="Object14" text:anchor-type="as-char" svg:y="-0.1484in" svg:width="0.1827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2"><text:s/>определяется как:</text:span></text:p>
      <text:p text:style-name="P102"><text:span text:style-name="T25"><draw:frame draw:style-name="fr1" draw:name="Object13" text:anchor-type="as-char" svg:y="-0.1717in" svg:width="4.0937in" svg:height="0.254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04"><text:span text:style-name="T66">Динамическое окно сосредоточено вокруг текущей скорости, а его расширение зависит от возможных ускорений. Возможные траектории дуг за пределами динамического окна не могут быть достигнуты в течение следующего интервала времени и, следовательно, не учитываются при обходе препятствия.</text:span></text:p>
      <text:p text:style-name="P105"><text:span text:style-name="T66">Пересечение множеств </text:span><text:span text:style-name="T25"><draw:frame draw:style-name="fr1" draw:name="Object15" text:anchor-type="as-char" svg:y="-0.1484in" svg:width="0.1791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5"><text:s/></text:span><text:span text:style-name="T34">и </text:span><text:span text:style-name="T25"><draw:frame draw:style-name="fr1" draw:name="Object16" text:anchor-type="as-char" svg:y="-0.1484in" svg:width="0.1827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5"><text:s/></text:span><text:span text:style-name="T34">определяет результирующее пространство скоростей </text:span><text:span text:style-name="T25"><draw:frame draw:style-name="fr1" draw:name="Object17" text:anchor-type="as-char" svg:y="-0.1484in" svg:width="0.1709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4">, </text:span><text:span text:style-name="T35">из которого выбирается команда скорости, направляемая роботу.</text:span></text:p>
      <text:p text:style-name="P105"><text:span text:style-name="T25"><draw:frame draw:style-name="fr1" draw:name="Object18" text:anchor-type="as-char" svg:y="-0.1484in" svg:width="0.811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95">Для того, чтобы включить в критерий отбора подходящей скорости курс, <text:span text:style-name="T67">препятствия</text:span> и скорость, необходимо максимизировать функцию <text:span text:style-name="T19">G</text:span> над пространством <text:span text:style-name="T64"><draw:frame draw:style-name="fr1" draw:name="Object19" text:anchor-type="as-char" svg:y="-0.1484in" svg:width="0.1709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4">. </text:span>Это выполняется благодаря дискретизации пространства <text:span text:style-name="T64"><draw:frame draw:style-name="fr1" draw:name="Object20" text:anchor-type="as-char" svg:y="-0.1484in" svg:width="0.1709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4">.</text:span></text:p>
      <text:p text:style-name="P96"><text:span text:style-name="T64"><draw:frame draw:style-name="fr1" draw:name="Object21" text:anchor-type="as-char" svg:y="-0.152in" svg:width="4.2618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06">Направление (heading) <text:span text:style-name="T68">является метрикой</text:span> <text:span text:style-name="T68">выравнивания робота относительно целевого направления</text:span>. Определяется как <text:span text:style-name="T25"><draw:frame draw:style-name="fr1" draw:name="Object22" text:anchor-type="as-char" svg:y="-0.1484in" svg:width="0.4984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, </text:span><text:span text:style-name="T36">где </text:span><text:span text:style-name="T25"><draw:frame draw:style-name="fr1" draw:name="Object23" text:anchor-type="as-char" svg:y="-0.1201in" svg:width="0.1043in" svg:height="0.130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5"><text:s/>– </text:span><text:span text:style-name="T36">угол </text:span><text:span text:style-name="T37">между целевым направлением и направлением робота. Направление вычисляется относи</text:span><text:soft-page-break/><text:span text:style-name="T37">тельно прогнозируемого расположения робота. Что обеспечивает плавный поворот к цели при ободе препятствия.</text:span></text:p>
      <text:p text:style-name="P107"><text:span text:style-name="T22">Расстояние до препятствия (dist) представляет собой расстояние до ближайшего препятствия, расположенного на траектории дуги. В случае отсутствия препятствия на такой траектории, значение устанавливается как большая константа.</text:span></text:p>
      <text:p text:style-name="P108"><text:span text:style-name="T38">Скорость (velocity) является оценкой продвижения робота по траектории и представляет собой </text:span><text:span text:style-name="T25"><draw:frame draw:style-name="fr1" draw:name="Object24" text:anchor-type="as-char" svg:y="-0.0846in" svg:width="0.1043in" svg:height="0.094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8">.</text:span></text:p>
      <text:p text:style-name="P108"><text:span text:style-name="T38">Следует отметить, что все три компонента </text:span><text:span text:style-name="T29">G</text:span><text:span text:style-name="T38"> — курс </text:span><text:span text:style-name="T39">к </text:span><text:span text:style-name="T38">цели, </text:span><text:span text:style-name="T39">расстояние до препятствий</text:span><text:span text:style-name="T38"> и скорость — необходимы. Максимизируя только </text:span><text:span text:style-name="T39">расстояние до препятствий</text:span><text:span text:style-name="T38"> и скорость, робот всегда будет перемещаться в свободное пространство, но у него не будет стимула двигаться к целевому местоположению. Исключительно максимизируя направление цели, робот быстро будет остановлен первым препятствием, преграждающим ему путь, и не сможет его обойти. Объединив все три компонента, робот максимально быстро избегает столкновений с учетом ограничений, перечисленных выше, и в то же время продвигается к своей цели.</text:span></text:p>
      <text:h text:style-name="Heading_20_2" text:outline-level="2"><text:bookmark-start text:name="__RefHeading___Toc953_281739611"/>Trajetory Rollout<text:bookmark-end text:name="__RefHeading___Toc953_281739611"/></text:h>
      <text:p text:style-name="P109">В данном алгоритме применяется подход, отличающийся от таких алгоритмов как DWA. Для поиска подходящей команды скорости рассматривается не пространство траекторий (траектории дуг в DWA), а непосредственно пространство управляющих команд. Робот управляется парой команд <text:span text:style-name="T25"><draw:frame draw:style-name="fr1" draw:name="Object25" text:anchor-type="as-char" svg:y="-0.1528in" svg:width="0.3835in" svg:height="0.200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<text:s/>– </text:span><text:span text:style-name="T40">скорость перемещения и скорость поворота. Таким образом, имеется двухмерное пространство команд для рассмотрения.</text:span></text:p>
      <text:p text:style-name="P110"><text:span text:style-name="T22">Это пространство ограничено максимальными и минимальными значениями скоростей, отражающих возможности робота. Создается двумерная выборка из возможных скоростей, и для каждой команды определяется расположение <text:s/>робота в коротком промежутке времени. </text:span><text:span text:style-name="T41">Такое моделирование предсказывает </text:span><text:soft-page-break/><text:span text:style-name="T41">возможные траектории, как последовательность пятимерных состояний </text:span><text:span text:style-name="T25"><draw:frame draw:style-name="fr1" draw:name="Object27" text:anchor-type="as-char" svg:y="-0.1528in" svg:width="0.8992in" svg:height="0.200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, </text:span><text:span text:style-name="T41">с аппроксимацией динамики транспортного средства</text:span></text:p>
      <text:p text:style-name="P111"><text:span text:style-name="T41">Таким образом, </text:span><text:span text:style-name="T42">смоделированые</text:span><text:span text:style-name="T22"> траектории, спроецированные на плоскость </text:span><text:span text:style-name="T25"><draw:frame draw:style-name="fr1" draw:name="Object26" text:anchor-type="as-char" svg:y="-0.152in" svg:width="0.4in" svg:height="0.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2">, представляют собой гладкие, непрерывные 2-мерные кривые, </text:span><text:span text:style-name="T42">зависящие от пределов ускорения.</text:span></text:p>
      <text:p text:style-name="P112"><text:span text:style-name="T22">Каждая смоделированная траектория </text:span><text:span text:style-name="T26">t</text:span><text:span text:style-name="T22"> оценивается следующей функцией стоимости:</text:span></text:p>
      <text:p text:style-name="P112"><text:span text:style-name="T25"><draw:frame draw:style-name="fr1" draw:name="Object28" text:anchor-type="as-char" svg:y="-0.252in" svg:width="2.4362in" svg:height="0.436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17"><text:span text:style-name="T22">Где, </text:span><text:span text:style-name="T26">Obs</text:span><text:span text:style-name="T22"> – сумма стоимости ячеек сетки, через которые проходит траектория </text:span><text:span text:style-name="T43">(учитывая те, в которые входят габариты робота); </text:span><text:span text:style-name="T30">Gdist</text:span><text:span text:style-name="T43"> и </text:span><text:span text:style-name="T30">Pdist</text:span><text:span text:style-name="T43"> – расстояния конченой точки траектории до целевой точки и начальной траекторией соответственно; </text:span><text:span text:style-name="T25"><draw:frame draw:style-name="fr1" draw:name="Object29" text:anchor-type="as-char" svg:y="-0.1484in" svg:width="0.0917in" svg:height="0.183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5"><text:s/>– </text:span><text:span text:style-name="T43">поступательная составляющая команды скорости.</text:span></text:p>
      <text:p text:style-name="P113"><text:span text:style-name="T69">Выбирается траектория, минимизирующая </text:span><text:span text:style-name="T21">C(t)</text:span><text:span text:style-name="T69">. Тем самым наиболее предпочтительной является траектория, которая: (1) находится далеко от препятствий (</text:span><text:span text:style-name="T21">Obs</text:span><text:span text:style-name="T69">); (2) приближает к цели (</text:span><text:span text:style-name="T21">Gdist</text:span><text:span text:style-name="T69">); (3) остается вблизи глобального пути (</text:span><text:span text:style-name="T21">Pdist</text:span><text:span text:style-name="T69">); (4) наибольшая допустимая скорость (</text:span><text:span text:style-name="T25"><draw:frame draw:style-name="fr1" draw:name="Object30" text:anchor-type="as-char" svg:y="-0.1484in" svg:width="0.0917in" svg:height="0.183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9">). </text:span><text:span text:style-name="T70">Траектории приводящие робота к столкновению сразу отбрасываются как недопустимые.</text:span></text:p>
      <text:h text:style-name="Heading_20_2" text:outline-level="2"><text:bookmark-start text:name="__RefHeading___Toc2342_1024494410"/>Timed Elastic Band<text:bookmark-end text:name="__RefHeading___Toc2342_1024494410"/></text:h>
      <text:p text:style-name="Standard_20__28_user_29_"/>
      <text:h text:style-name="P84" text:outline-level="2"><text:bookmark-start text:name="__RefHeading___Toc955_281739611"/>Model Predictive Control<text:bookmark-end text:name="__RefHeading___Toc955_281739611"/></text:h>
      <text:p text:style-name="P97"/>
      <text:h text:style-name="P57" text:outline-level="1"><text:bookmark-start text:name="__RefHeading___Toc2352_1024494410"/>Среда для исполнения алгоритма<text:bookmark-end text:name="__RefHeading___Toc2352_1024494410"/></text:h>
      <text:h text:style-name="P58" text:outline-level="2"><text:bookmark-start text:name="__RefHeading___Toc2354_1024494410"/>ROS<text:bookmark-end text:name="__RefHeading___Toc2354_1024494410"/></text:h>
      <text:p text:style-name="P53">объем 1 стр.</text:p>
      <text:h text:style-name="P58" text:outline-level="2"><text:bookmark-start text:name="__RefHeading___Toc2356_1024494410"/><text:soft-page-break/>Gazebo<text:bookmark-end text:name="__RefHeading___Toc2356_1024494410"/></text:h>
      <text:p text:style-name="P53">объем 1 стр.</text:p>
      <text:h text:style-name="P57" text:outline-level="1"><text:bookmark-start text:name="__RefHeading___Toc2358_1024494410"/>Сравнение алгоритмов в симуляционной среде<text:bookmark-end text:name="__RefHeading___Toc2358_1024494410"/></text:h>
      <text:p text:style-name="P53">объем 3 - 4 стр.</text:p>
      <text:h text:style-name="P57" text:outline-level="1"><text:bookmark-start text:name="__RefHeading___Toc2360_1024494410"/>Перенос алгоритма на реального робота<text:bookmark-end text:name="__RefHeading___Toc2360_1024494410"/></text:h>
      <text:h text:style-name="P58" text:outline-level="2"><text:bookmark-start text:name="__RefHeading___Toc2362_1024494410"/>Реализация ПО по управлению роботом<text:bookmark-end text:name="__RefHeading___Toc2362_1024494410"/></text:h>
      <text:p text:style-name="P53">объем 2 - 3 стр.</text:p>
      <text:h text:style-name="P58" text:outline-level="2"><text:bookmark-start text:name="__RefHeading___Toc2364_1024494410"/>Производительность алгоритма на реальном роботе<text:bookmark-end text:name="__RefHeading___Toc2364_1024494410"/></text:h>
      <text:p text:style-name="P53">объем 1 - 2 стр.</text:p>
      <text:h text:style-name="P57" text:outline-level="1"><text:bookmark-start text:name="__RefHeading___Toc2366_1024494410"/>Анализ качества разработанного ПО<text:bookmark-end text:name="__RefHeading___Toc2366_1024494410"/></text:h>
      <text:h text:style-name="P58" text:outline-level="2"><text:bookmark-start text:name="__RefHeading___Toc2368_1024494410"/>Испытанные среды<text:bookmark-end text:name="__RefHeading___Toc2368_1024494410"/></text:h>
      <text:p text:style-name="P53">объем 1 стр.</text:p>
      <text:h text:style-name="P58" text:outline-level="2"><text:bookmark-start text:name="__RefHeading___Toc2370_1024494410"/>Ограничения к применению<text:bookmark-end text:name="__RefHeading___Toc2370_1024494410"/></text:h>
      <text:p text:style-name="P53">объем 1 стр.</text:p>
      <text:h text:style-name="P57" text:outline-level="1"><text:bookmark-start text:name="__RefHeading___Toc2372_1024494410"/>Заключение<text:bookmark-end text:name="__RefHeading___Toc2372_1024494410"/></text:h>
      <text:h text:style-name="P57" text:outline-level="1"><text:bookmark-start text:name="__RefHeading___Toc2374_1024494410"/>Литература<text:bookmark-end text:name="__RefHeading___Toc2374_1024494410"/></text:h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5in" fo:margin-bottom="0in" loext:contextual-spacing="false"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indent="-0.2957in" style:auto-text-indent="false">
        <style:tab-stops>
          <style:tab-stop style:position="0.591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2.3626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text-position="sub 58%" fo:letter-spacing="-0.0008in" fo:language="en" fo:country="US" style:letter-kerning="tru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for_5f_tables_5f_12" style:display-name="for_tables_12" style:family="paragraph" style:parent-style-name="Standard_20__28_user_29_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indent="0.3937in" style:auto-text-indent="false">
        <style:tab-stops>
          <style:tab-stop style:position="-1.378in"/>
          <style:tab-stop style:position="0.6898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/>
    <style:style style:name="Рисунок" style:family="paragraph" style:parent-style-name="caption" style:default-outline-level="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1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6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77</meta:editing-cycles>
    <meta:print-date>2021-09-13T06:59:00</meta:print-date>
    <meta:creation-date>2021-09-16T07:34:00</meta:creation-date>
    <dc:date>2022-05-03T01:49:39.448311536</dc:date>
    <meta:editing-duration>P3DT5H49M9S</meta:editing-duration>
    <meta:generator>LibreOffice/6.4.7.2$Linux_X86_64 LibreOffice_project/40$Build-2</meta:generator>
    <meta:document-statistic meta:table-count="6" meta:image-count="0" meta:object-count="30" meta:page-count="16" meta:paragraph-count="181" meta:word-count="2382" meta:character-count="18950" meta:non-whitespace-character-count="167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>υ</mi>
            <mi>i</mi>
          </msub>
          <mi>,</mi>
          <msub>
            <mi>ω</mi>
            <mi>i</mi>
          </msub>
        </mrow>
      </mrow>
      <mo fence="true" stretchy="false">)</mo>
    </mrow>
    <annotation encoding="StarMath 5.0">( %upsilon_i, %omega_i ) </annotation>
  </semantics>
</math>
</file>

<file path=Object 10/content.xml><?xml version="1.0" encoding="utf-8"?>
<math xmlns="http://www.w3.org/1998/Math/MathML" display="block">
  <semantics>
    <mover accent="true">
      <mi>υ</mi>
      <mo stretchy="false">˙</mo>
    </mover>
    <annotation encoding="StarMath 5.0">dot %upsilon</annotation>
  </semantics>
</math>
</file>

<file path=Object 11/content.xml><?xml version="1.0" encoding="utf-8"?>
<math xmlns="http://www.w3.org/1998/Math/MathML" display="block">
  <semantics>
    <mover accent="true">
      <mi>ω</mi>
      <mo stretchy="false">˙</mo>
    </mover>
    <annotation encoding="StarMath 5.0">dot %omega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i>υ</mi>
            <mi>a</mi>
          </msub>
          <mi>,</mi>
          <msub>
            <mi>ω</mi>
            <mi>a</mi>
          </msub>
        </mrow>
      </mrow>
      <mo fence="true" stretchy="false">)</mo>
    </mrow>
    <annotation encoding="StarMath 5.0">( %upsilon_a, %omega_a ) </annotation>
  </semantics>
</math>
</file>

<file path=Object 13/content.xml><?xml version="1.0" encoding="utf-8"?>
<math xmlns="http://www.w3.org/1998/Math/MathML" display="block">
  <semantics>
    <mrow>
      <msub>
        <mi>V</mi>
        <mi>d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  <mo stretchy="false">∣</mo>
            <mi>υ</mi>
            <mo stretchy="false">∈</mo>
            <mrow>
              <mrow>
                <mo fence="true" stretchy="true">[</mo>
                <mrow>
                  <mrow>
                    <mrow>
                      <msub>
                        <mi>υ</mi>
                        <mi>a</mi>
                      </msub>
                      <mo stretchy="false">−</mo>
                      <mrow>
                        <mover accent="true">
                          <mi>υ</mi>
                          <mo stretchy="false">˙</mo>
                        </mover>
                        <mo stretchy="false">⋅</mo>
                        <mi>t</mi>
                      </mrow>
                    </mrow>
                    <mi>,</mi>
                    <mrow>
                      <msub>
                        <mi>υ</mi>
                        <mi>a</mi>
                      </msub>
                      <mo stretchy="false">+</mo>
                      <mrow>
                        <mover accent="true">
                          <mi>υ</mi>
                          <mo stretchy="false">˙</mo>
                        </mover>
                        <mo stretchy="false">⋅</mo>
                        <mi>t</mi>
                      </mrow>
                    </mrow>
                  </mrow>
                </mrow>
                <mo fence="true" stretchy="true">]</mo>
              </mrow>
              <mo stretchy="false">∧</mo>
              <mi>ω</mi>
            </mrow>
            <mo stretchy="false">∈</mo>
            <mrow>
              <mo fence="true" stretchy="true">[</mo>
              <mrow>
                <mrow>
                  <mrow>
                    <msub>
                      <mi>ω</mi>
                      <mi>a</mi>
                    </msub>
                    <mo stretchy="false">−</mo>
                    <mrow>
                      <mover accent="true">
                        <mi>ω</mi>
                        <mo stretchy="false">˙</mo>
                      </mover>
                      <mo stretchy="false">⋅</mo>
                      <mi>t</mi>
                    </mrow>
                  </mrow>
                  <mi>,</mi>
                  <mrow>
                    <msub>
                      <mi>ω</mi>
                      <mi>a</mi>
                    </msub>
                    <mo stretchy="false">+</mo>
                    <mrow>
                      <mover accent="true">
                        <mi>ω</mi>
                        <mo stretchy="false">˙</mo>
                      </mover>
                      <mo stretchy="false">⋅</mo>
                      <mi>t</mi>
                    </mrow>
                  </mrow>
                </mrow>
              </mrow>
              <mo fence="true" stretchy="true">]</mo>
            </mrow>
          </mrow>
        </mrow>
        <mo fence="true" stretchy="false">}</mo>
      </mrow>
    </mrow>
    <annotation encoding="StarMath 5.0">V_d = lbrace ( %upsilon, %omega ) divides %upsilon in left [ %upsilon_a - dot %upsilon cdot t, %upsilon_a + dot %upsilon cdot t right ] and %omega in left [ %omega_a - dot %omega cdot t, %omega_a + dot %omega cdot t right ] rbrace </annotation>
  </semantics>
</math>
</file>

<file path=Object 14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5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16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8/content.xml><?xml version="1.0" encoding="utf-8"?>
<math xmlns="http://www.w3.org/1998/Math/MathML" display="block">
  <semantics>
    <mrow>
      <msub>
        <mi>V</mi>
        <mi>r</mi>
      </msub>
      <mo stretchy="false">=</mo>
      <mrow>
        <msub>
          <mi>V</mi>
          <mi>a</mi>
        </msub>
        <mo stretchy="false">∩</mo>
        <msub>
          <mi>V</mi>
          <mi>d</mi>
        </msub>
      </mrow>
    </mrow>
    <annotation encoding="StarMath 5.0">V_r = V_a intersection V_d</annotation>
  </semantics>
</math>
</file>

<file path=Object 19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υ</mi>
          <mi>,</mi>
          <mi>ω</mi>
        </mrow>
      </mrow>
      <mo fence="true" stretchy="false">)</mo>
    </mrow>
    <annotation encoding="StarMath 5.0">( %upsilon, %omega ) </annotation>
  </semantics>
</math>
</file>

<file path=Object 20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υ</mi>
              <mi>,</mi>
              <mi>ω</mi>
            </mrow>
          </mrow>
          <mo fence="true" stretchy="false">)</mo>
        </mrow>
        <mo stretchy="false">=</mo>
        <mi>σ</mi>
      </mrow>
      <mrow>
        <mo fence="true" stretchy="false">(</mo>
        <mrow>
          <mrow>
            <mrow>
              <mi>α</mi>
              <mo stretchy="false">⋅</mo>
              <mi mathvariant="italic">heading</mi>
            </mrow>
            <mrow>
              <mrow>
                <mo fence="true" stretchy="false">(</mo>
                <mrow>
                  <mrow>
                    <mi>υ</mi>
                    <mi>,</mi>
                    <mi>ω</mi>
                  </mrow>
                </mrow>
                <mo fence="true" stretchy="false">)</mo>
              </mrow>
              <mo stretchy="false">+</mo>
              <mrow>
                <mi>β</mi>
                <mo stretchy="false">⋅</mo>
                <mi mathvariant="italic">dist</mi>
              </mrow>
            </mrow>
            <mrow>
              <mrow>
                <mo fence="true" stretchy="false">(</mo>
                <mrow>
                  <mrow>
                    <mi>υ</mi>
                    <mi>,</mi>
                    <mi>ω</mi>
                  </mrow>
                </mrow>
                <mo fence="true" stretchy="false">)</mo>
              </mrow>
              <mo stretchy="false">+</mo>
              <mrow>
                <mi>γ</mi>
                <mo stretchy="false">⋅</mo>
                <mi mathvariant="italic">velocity</mi>
              </mrow>
            </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</mrow>
        </mrow>
        <mo fence="true" stretchy="false">)</mo>
      </mrow>
    </mrow>
    <annotation encoding="StarMath 5.0">G(%upsilon, %omega) = %sigma( %alpha cdot heading(%upsilon, %omega) + %beta cdot dist(%upsilon, %omega) + %gamma cdot velocity(%upsilon, %omega) )</annotation>
  </semantics>
</math>
</file>

<file path=Object 22/content.xml><?xml version="1.0" encoding="utf-8"?>
<math xmlns="http://www.w3.org/1998/Math/MathML" display="block">
  <semantics>
    <mrow>
      <mn>180</mn>
      <mo stretchy="false">−</mo>
      <mi>θ</mi>
    </mrow>
    <annotation encoding="StarMath 5.0">180 - %theta</annotation>
  </semantics>
</math>
</file>

<file path=Object 23/content.xml><?xml version="1.0" encoding="utf-8"?>
<math xmlns="http://www.w3.org/1998/Math/MathML" display="block">
  <semantics>
    <mrow>
      <mi>θ</mi>
      <mspace/>
    </mrow>
    <annotation encoding="StarMath 5.0">%theta~~</annotation>
  </semantics>
</math>
</file>

<file path=Object 24/content.xml><?xml version="1.0" encoding="utf-8"?>
<math xmlns="http://www.w3.org/1998/Math/MathML" display="block">
  <semantics>
    <mi>υ</mi>
    <annotation encoding="StarMath 5.0">%upsilon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 stretchy="false">˙</mo>
          </mover>
          <mi>,</mi>
          <mover accent="true">
            <mi>θ</mi>
            <mo stretchy="false">˙</mo>
          </mover>
        </mrow>
      </mrow>
      <mo fence="true" stretchy="false">)</mo>
    </mrow>
    <annotation encoding="StarMath 5.0">( dot x, dot %theta ) 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

<file path=Object 27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θ</mi>
          <mi>,</mi>
          <mover accent="true">
            <mi>x</mi>
            <mo stretchy="false">˙</mo>
          </mover>
          <mi>,</mi>
          <mover accent="true">
            <mi>θ</mi>
            <mo stretchy="false">˙</mo>
          </mover>
        </mrow>
      </mrow>
      <mo fence="true" stretchy="false">)</mo>
    </mrow>
    <annotation encoding="StarMath 5.0">(x, y, %theta, dot x, dot %theta)</annotation>
  </semantics>
</math>
</file>

<file path=Object 28/content.xml><?xml version="1.0" encoding="utf-8"?>
<math xmlns="http://www.w3.org/1998/Math/MathML" display="block">
  <semantics>
    <mrow>
      <mi>С</mi>
      <mrow>
        <mrow>
          <mo fence="true" stretchy="false">(</mo>
          <mrow>
            <mi>t</mi>
          </mrow>
          <mo fence="true" stretchy="false">)</mo>
        </mrow>
        <mo stretchy="false">=</mo>
        <mi>α</mi>
      </mrow>
      <mrow>
        <mi mathvariant="italic">Obs</mi>
        <mo stretchy="false">+</mo>
        <mi>β</mi>
      </mrow>
      <mrow>
        <mi mathvariant="italic">Gdist</mi>
        <mo stretchy="false">+</mo>
        <mi>γ</mi>
      </mrow>
      <mrow>
        <mi mathvariant="italic">Pdist</mi>
        <mo stretchy="false">+</mo>
        <mi>δ</mi>
      </mrow>
      <mfrac>
        <mn>1</mn>
        <mover accent="true">
          <msup>
            <mi>x</mi>
            <mn>2</mn>
          </msup>
          <mo stretchy="false">˙</mo>
        </mover>
      </mfrac>
    </mrow>
    <annotation encoding="StarMath 5.0">С(t) = %alpha Obs + %beta Gdist + %gamma Pdist + %delta {1} over {dot x^2} </annotation>
  </semantics>
</math>
</file>

<file path=Object 29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/content.xml><?xml version="1.0" encoding="utf-8"?>
<math xmlns="http://www.w3.org/1998/Math/MathML" display="block">
  <semantics>
    <mrow>
      <mi mathvariant="italic">dist</mi>
      <mrow>
        <mo fence="true" stretchy="false">(</mo>
        <mrow>
          <mrow>
            <mi>υ</mi>
            <mi>,</mi>
            <mi>ω</mi>
          </mrow>
        </mrow>
        <mo fence="true" stretchy="false">)</mo>
      </mrow>
    </mrow>
    <annotation encoding="StarMath 5.0">dist( %upsilon, %omega ) </annotation>
  </semantics>
</math>
</file>

<file path=Object 30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4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  <mo stretchy="false">∣</mo>
            <mi>υ</mi>
            <mo stretchy="false">≤</mo>
            <mrow>
              <msqrt>
                <mrow>
                  <mrow>
                    <mn>2</mn>
                    <mo stretchy="false">⋅</mo>
                    <mi mathvariant="italic">dist</mi>
                  </mrow>
                  <mrow>
                    <mrow>
                      <mo fence="true" stretchy="false">(</mo>
                      <mrow>
                        <mrow>
                          <mi>υ</mi>
                          <mi>,</mi>
                          <mi>ω</mi>
                        </mrow>
                      </mrow>
                      <mo fence="true" stretchy="false">)</mo>
                    </mrow>
                    <mo stretchy="false">⋅</mo>
                    <mover accent="true">
                      <msub>
                        <mi>υ</mi>
                        <mi>b</mi>
                      </msub>
                      <mo stretchy="false">˙</mo>
                    </mover>
                  </mrow>
                </mrow>
              </msqrt>
              <mo stretchy="false">∧</mo>
              <mi>ω</mi>
            </mrow>
            <mo stretchy="false">≤</mo>
            <msqrt>
              <mrow>
                <mrow>
                  <mn>2</mn>
                  <mo stretchy="false">⋅</mo>
                  <mi mathvariant="italic">dist</mi>
                </mrow>
                <mrow>
                  <mrow>
                    <mo fence="true" stretchy="false">(</mo>
                    <mrow>
                      <mrow>
                        <mi>υ</mi>
                        <mi>,</mi>
                        <mi>ω</mi>
                      </mrow>
                    </mrow>
                    <mo fence="true" stretchy="false">)</mo>
                  </mrow>
                  <mo stretchy="false">⋅</mo>
                  <mover accent="true">
                    <msub>
                      <mi>ω</mi>
                      <mi>b</mi>
                    </msub>
                    <mo stretchy="false">˙</mo>
                  </mover>
                </mrow>
              </mrow>
            </msqrt>
          </mrow>
        </mrow>
        <mo fence="true" stretchy="false">}</mo>
      </mrow>
    </mrow>
    <annotation encoding="StarMath 5.0">V_a = lbrace ( %upsilon, %omega ) divides %upsilon &lt;= sqrt{2 cdot dist(%upsilon, %omega) cdot dot %upsilon_b} and %omega &lt;= sqrt{2 cdot dist(%upsilon, %omega) cdot dot %omega_b} rbrace </annotation>
  </semantics>
</math>
</file>

<file path=Object 6/content.xml><?xml version="1.0" encoding="utf-8"?>
<math xmlns="http://www.w3.org/1998/Math/MathML" display="block">
  <semantics>
    <mover accent="true">
      <msub>
        <mi>υ</mi>
        <mi>b</mi>
      </msub>
      <mo stretchy="false">˙</mo>
    </mover>
    <annotation encoding="StarMath 5.0">dot %upsilon_b</annotation>
  </semantics>
</math>
</file>

<file path=Object 7/content.xml><?xml version="1.0" encoding="utf-8"?>
<math xmlns="http://www.w3.org/1998/Math/MathML" display="block">
  <semantics>
    <mover accent="true">
      <msub>
        <mi>ω</mi>
        <mi>b</mi>
      </msub>
      <mo stretchy="false">˙</mo>
    </mover>
    <annotation encoding="StarMath 5.0">dot %omega_b</annotation>
  </semantics>
</math>
</file>

<file path=Object 8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υ</mi>
          <mi>,</mi>
          <mi>ω</mi>
        </mrow>
      </mrow>
      <mo fence="true" stretchy="false">)</mo>
    </mrow>
    <annotation encoding="StarMath 5.0">( %upsilon, %omega ) </annotation>
  </semantics>
</math>
</file>